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008in"/>
    </style:style>
    <style:style style:name="co3" style:family="table-column">
      <style:table-column-properties fo:break-before="auto" style:column-width="3.7583in"/>
    </style:style>
    <style:style style:name="co4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me: In name field enter only 2 characters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it will not accept </text:p>
            <text:p>(name should contain minimum 3 characters)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me: In name field enter only 3 characters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accepts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Name: In name field enter character greater than 3</text:span></text:p>
            <text:p><text:span text:style-name="T1">Less than 30</text:span></text:p>
          </table:table-cell>
          <table:table-cell office:value-type="string" calcext:value-type="string">
            <text:p>qwertyuiopa</text:p>
            <text:p>Dfgdgdvbcsf</text:p>
            <text:p>Sdf</text:p>
          </table:table-cell>
          <table:table-cell office:value-type="string" calcext:value-type="string">
            <text:p>accepts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ame: in name field enter character greater than 30 </text:p>
          </table:table-cell>
          <table:table-cell office:value-type="string" calcext:value-type="string">
            <text:p><text:span text:style-name="T1">qwertyuiopa</text:span></text:p>
            <text:p><text:span text:style-name="T1">Dfgdgdvbcsf</text:span></text:p>
            <text:p><text:span text:style-name="T1">Sdfertdgdgff</text:span></text:p>
          </table:table-cell>
          <table:table-cell office:value-type="string" calcext:value-type="string">
            <text:p>it will not accept</text:p>
            <text:p> (name should contain maximum 30 characters only)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bile number: enter mobile number less than 10</text:p>
          </table:table-cell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it will not accept (mobile number should contain 10 digits</text:p>
            <text:p>Only)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bile number: enter mobile number with 10 digits</text:p>
            <text:p/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accepts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obile number: enter mobile number greater than</text:p>
            <text:p> 10 digits</text:p>
            <text:p/>
          </table:table-cell>
          <table:table-cell office:value-type="float" office:value="12344567890" calcext:value-type="float">
            <text:p>12344567890</text:p>
          </table:table-cell>
          <table:table-cell office:value-type="string" calcext:value-type="string">
            <text:p>it will not accept (mobile number should contain 10 digits</text:p>
            <text:p>Only)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curity Answer: enter security answer less than 3 </text:p>
            <text:p>Characters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it will not accept(security answer must contain minimum 3 </text:p>
            <text:p>Characters)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Security Answer: enter security answer more than 3</text:span></text:p>
            <text:p><text:span text:style-name="T1">And less than 20 characters only</text:span></text:p>
          </table:table-cell>
          <table:table-cell office:value-type="string" calcext:value-type="string">
            <text:p>Dr.Vishnu</text:p>
            <text:p>Vardhan</text:p>
          </table:table-cell>
          <table:table-cell office:value-type="string" calcext:value-type="string">
            <text:p>accepts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1">Security Answer: enter security answer more than 20 </text:span></text:p>
            <text:p><text:span text:style-name="T1">characters </text:span></text:p>
          </table:table-cell>
          <table:table-cell office:value-type="string" calcext:value-type="string">
            <text:p>Sagagrdgwh</text:p>
            <text:p>Sshshshshdf</text:p>
            <text:p>Asdf</text:p>
            <text:p/>
          </table:table-cell>
          <table:table-cell office:value-type="string" calcext:value-type="string">
            <text:p>it will not accept(security answer must contain maximum 20 </text:p>
            <text:p> Characters)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4:50:26.2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10:22:35.889000000</meta:creation-date>
    <dc:date>2021-10-26T15:38:12.811000000</dc:date>
    <meta:editing-duration>PT18M4S</meta:editing-duration>
    <meta:editing-cycles>3</meta:editing-cycles>
    <meta:generator>LibreOffice/7.1.6.2$Windows_X86_64 LibreOffice_project/0e133318fcee89abacd6a7d077e292f1145735c3</meta:generator>
    <meta:document-statistic meta:table-count="1" meta:cell-count="64" meta:object-count="0"/>
  </office:meta>
</office:document-meta>
</file>